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Arial" svg:font-family="Arial" style:font-family-generic="roman"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ela2" style:family="table">
      <style:table-properties style:width="15cm" table:align="margins" style:writing-mode="lr-tb"/>
    </style:style>
    <style:style style:name="Tabela2.A" style:family="table-column">
      <style:table-column-properties style:column-width="7.5cm" style:rel-column-width="32767*"/>
    </style:style>
    <style:style style:name="Tabela2.B" style:family="table-column">
      <style:table-column-properties style:column-width="7.5cm" style:rel-column-width="32768*"/>
    </style:style>
    <style:style style:name="Tabe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2.B1" style:family="table-cell">
      <style:table-cell-properties fo:background-color="#dddddd"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5cm" table:align="margins" style:writing-mode="lr-tb"/>
    </style:style>
    <style:style style:name="Tabela1.A" style:family="table-column">
      <style:table-column-properties style:column-width="7.5cm" style:rel-column-width="32767*"/>
    </style:style>
    <style:style style:name="Tabela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a1.B1" style:family="table-cell">
      <style:table-cell-properties fo:background-color="#eeeeee"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A3" style:family="table-cell">
      <style:table-cell-properties fo:padding="0.097cm" fo:border-left="0.05pt solid #000000" fo:border-right="none" fo:border-top="none" fo:border-bottom="0.05pt solid #000000"/>
    </style:style>
    <style:style style:name="Tabela1.B3" style:family="table-cell">
      <style:table-cell-properties fo:padding="0.097cm" fo:border-left="0.05pt solid #000000" fo:border-right="0.05pt solid #000000" fo:border-top="none" fo:border-bottom="0.05pt solid #000000"/>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Tabela1.A5" style:family="table-cell">
      <style:table-cell-properties fo:padding="0.097cm" fo:border-left="0.05pt solid #000000" fo:border-right="none" fo:border-top="none" fo:border-bottom="0.05pt solid #000000"/>
    </style:style>
    <style:style style:name="Tabela1.B5" style:family="table-cell">
      <style:table-cell-properties fo:padding="0.097cm" fo:border-left="0.05pt solid #000000" fo:border-right="0.05pt solid #000000" fo:border-top="none" fo:border-bottom="0.05pt solid #000000"/>
    </style:style>
    <style:style style:name="P1"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officeooo:rsid="00431242" officeooo:paragraph-rsid="00431242"/>
    </style:style>
    <style:style style:name="P2" style:family="paragraph" style:parent-style-name="SBC_3a_paragraph_3a_first">
      <style:paragraph-properties fo:text-align="justify" style:justify-single-word="false"/>
      <style:text-properties officeooo:paragraph-rsid="0026b6f1"/>
    </style:style>
    <style:style style:name="P3" style:family="paragraph" style:parent-style-name="SBC_3a_email">
      <style:text-properties officeooo:paragraph-rsid="004e7def"/>
    </style:style>
    <style:style style:name="P4" style:family="paragraph" style:parent-style-name="Standard">
      <style:paragraph-properties fo:text-align="start" style:justify-single-word="false"/>
      <style:text-properties fo:color="#000000" style:font-name="Times New Roman" officeooo:paragraph-rsid="0052e01c" style:font-name-complex="Arial1"/>
    </style:style>
    <style:style style:name="P5" style:family="paragraph" style:parent-style-name="Standard">
      <style:paragraph-properties fo:text-align="start" style:justify-single-word="false"/>
      <style:text-properties fo:color="#000000" style:font-name="Times New Roman" fo:font-style="italic" officeooo:paragraph-rsid="0052e01c" style:font-style-asian="italic" style:font-name-complex="Arial1"/>
    </style:style>
    <style:style style:name="P6" style:family="paragraph" style:parent-style-name="Standard">
      <style:text-properties style:font-name="Times New Roman" officeooo:paragraph-rsid="0052e01c"/>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margin-top="0cm" fo:margin-bottom="0cm" loext:contextual-spacing="false" fo:text-align="start" style:justify-single-word="false">
        <style:tab-stops/>
      </style:paragraph-properties>
      <style:text-properties style:font-name="Times New Roman"/>
    </style:style>
    <style:style style:name="P9" style:family="paragraph" style:parent-style-name="Table_20_Contents">
      <style:text-properties style:font-name="Times New Roman" officeooo:rsid="0052e01c" officeooo:paragraph-rsid="0052e01c"/>
    </style:style>
    <style:style style:name="P10" style:family="paragraph" style:parent-style-name="Table_20_Contents">
      <style:paragraph-properties fo:text-align="justify" style:justify-single-word="false"/>
    </style:style>
    <style:style style:name="P11" style:family="paragraph" style:parent-style-name="SBC_3a_author_28_s_29_">
      <style:text-properties style:font-name="Times New Roman" officeooo:rsid="0016eaea" officeooo:paragraph-rsid="004e7def"/>
    </style:style>
    <style:style style:name="P12" style:family="paragraph" style:parent-style-name="SBC_3a_paragraph">
      <style:paragraph-properties fo:text-align="center" style:justify-single-word="false"/>
      <style:text-properties style:text-line-through-style="none" style:text-line-through-type="none" style:font-name="Times New Roman" officeooo:rsid="0029ece0" officeooo:paragraph-rsid="0052e01c"/>
    </style:style>
    <style:style style:name="P13" style:family="paragraph" style:parent-style-name="SBC_3a_paragraph">
      <style:paragraph-properties fo:text-align="center" style:justify-single-word="false"/>
      <style:text-properties style:text-line-through-style="none" style:text-line-through-type="none" style:font-name="Times New Roman" officeooo:rsid="0029ece0" officeooo:paragraph-rsid="00560384"/>
    </style:style>
    <style:style style:name="P14" style:family="paragraph" style:parent-style-name="SBC_3a_paragraph">
      <style:paragraph-properties fo:text-align="center" style:justify-single-word="false"/>
      <style:text-properties style:text-line-through-style="none" style:text-line-through-type="none" style:font-name="Times New Roman" officeooo:rsid="0029ece0" officeooo:paragraph-rsid="0029ece0"/>
    </style:style>
    <style:style style:name="P15" style:family="paragraph" style:parent-style-name="SBC_3a_paragraph">
      <style:paragraph-properties fo:text-align="center" style:justify-single-word="false"/>
      <style:text-properties style:text-line-through-style="none" style:text-line-through-type="none" style:font-name="Times New Roman" officeooo:rsid="0029ece0" officeooo:paragraph-rsid="005ac63c"/>
    </style:style>
    <style:style style:name="P16" style:family="paragraph" style:parent-style-name="SBC_3a_paragraph">
      <style:paragraph-properties fo:text-align="justify" style:justify-single-word="false"/>
      <style:text-properties style:text-line-through-style="none" style:text-line-through-type="none" style:font-name="Times New Roman" officeooo:rsid="0029ece0" officeooo:paragraph-rsid="0052e01c"/>
    </style:style>
    <style:style style:name="P17" style:family="paragraph" style:parent-style-name="SBC_3a_paragraph">
      <style:text-properties style:font-name="Times New Roman"/>
    </style:style>
    <style:style style:name="P18" style:family="paragraph" style:parent-style-name="SBC_3a_paragraph">
      <style:paragraph-properties fo:text-align="justify" style:justify-single-word="false"/>
      <style:text-properties style:font-name="Times New Roman" officeooo:rsid="0026d630" officeooo:paragraph-rsid="0026d630"/>
    </style:style>
    <style:style style:name="P19" style:family="paragraph" style:parent-style-name="SBC_3a_paragraph">
      <style:paragraph-properties fo:text-align="justify" style:justify-single-word="false"/>
      <style:text-properties style:font-name="Times New Roman" officeooo:rsid="0029ece0" officeooo:paragraph-rsid="0029ece0"/>
    </style:style>
    <style:style style:name="P20"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29ece0" officeooo:paragraph-rsid="0052e01c"/>
    </style:style>
    <style:style style:name="P21"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29ece0" officeooo:paragraph-rsid="0044b8aa"/>
    </style:style>
    <style:style style:name="P22"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29ece0" officeooo:paragraph-rsid="005ac63c"/>
    </style:style>
    <style:style style:name="P23"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392ee7" officeooo:paragraph-rsid="003ae5cd"/>
    </style:style>
    <style:style style:name="P24" style:family="paragraph" style:parent-style-name="SBC_3a_paragraph">
      <style:paragraph-properties fo:margin-left="0cm" fo:margin-right="0cm" fo:text-align="center" style:justify-single-word="false" fo:text-indent="0cm" style:auto-text-indent="false"/>
      <style:text-properties style:text-line-through-style="none" style:text-line-through-type="none" style:font-name="Times New Roman" officeooo:rsid="00392ee7" officeooo:paragraph-rsid="003ae5cd"/>
    </style:style>
    <style:style style:name="P25"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3cf010" officeooo:paragraph-rsid="003cf010"/>
    </style:style>
    <style:style style:name="P26" style:family="paragraph" style:parent-style-name="SBC_3a_paragraph">
      <style:paragraph-properties fo:margin-left="0cm" fo:margin-right="0cm" fo:text-align="center" style:justify-single-word="false" fo:text-indent="0cm" style:auto-text-indent="false"/>
      <style:text-properties style:text-line-through-style="none" style:text-line-through-type="none" style:font-name="Times New Roman" officeooo:rsid="003cf010" officeooo:paragraph-rsid="003cf010"/>
    </style:style>
    <style:style style:name="P27" style:family="paragraph" style:parent-style-name="SBC_3a_paragraph">
      <style:paragraph-properties fo:margin-left="0cm" fo:margin-right="0cm" fo:text-align="center" style:justify-single-word="false" fo:text-indent="0cm" style:auto-text-indent="false"/>
      <style:text-properties style:text-line-through-style="none" style:text-line-through-type="none" style:font-name="Times New Roman" fo:font-size="10pt" fo:font-weight="bold" officeooo:rsid="0029ece0" officeooo:paragraph-rsid="005ac63c" style:font-size-asian="10pt" style:font-weight-asian="bold" style:font-size-complex="10pt" style:font-weight-complex="bold"/>
    </style:style>
    <style:style style:name="P28" style:family="paragraph" style:parent-style-name="SBC_3a_paragraph">
      <style:paragraph-properties fo:margin-left="0cm" fo:margin-right="0cm" fo:text-indent="0cm" style:auto-text-indent="false"/>
      <style:text-properties style:font-name="Times New Roman" officeooo:paragraph-rsid="0050e2df"/>
    </style:style>
    <style:style style:name="P29" style:family="paragraph" style:parent-style-name="SBC_3a_reference">
      <style:text-properties style:font-name="Times New Roman"/>
    </style:style>
    <style:style style:name="P30" style:family="paragraph" style:parent-style-name="SBC_3a_institution">
      <style:text-properties style:font-name="Times New Roman" officeooo:paragraph-rsid="0016eaea"/>
    </style:style>
    <style:style style:name="P31" style:family="paragraph" style:parent-style-name="SBC_3a_resumo">
      <style:text-properties style:font-name="Times New Roman"/>
    </style:style>
    <style:style style:name="P32" style:family="paragraph" style:parent-style-name="SBC_3a_abstract">
      <style:text-properties style:font-name="Times New Roman"/>
    </style:style>
    <style:style style:name="P33" style:family="paragraph" style:parent-style-name="SBC_3a_title" style:master-page-name="Standard">
      <style:paragraph-properties style:page-number="auto"/>
      <style:text-properties style:font-name="Times New Roman"/>
    </style:style>
    <style:style style:name="P34" style:family="paragraph" style:parent-style-name="SBC_3a_title_3a_1">
      <style:text-properties style:font-name="Times New Roman" fo:font-weight="bold" officeooo:rsid="0050e2df" officeooo:paragraph-rsid="0050e2df" style:font-weight-asian="bold" style:font-weight-complex="bold"/>
    </style:style>
    <style:style style:name="P35" style:family="paragraph" style:parent-style-name="SBC_3a_title_3a_1">
      <style:text-properties style:font-name="Times New Roman" officeooo:rsid="0050e2df" officeooo:paragraph-rsid="0050e2df"/>
    </style:style>
    <style:style style:name="P36" style:family="paragraph" style:parent-style-name="SBC_3a_title_3a_1">
      <style:text-properties style:font-name="Times New Roman" officeooo:rsid="0052103e" officeooo:paragraph-rsid="0052103e"/>
    </style:style>
    <style:style style:name="P37" style:family="paragraph" style:parent-style-name="SBC_3a_title_3a_1">
      <style:text-properties style:font-name="Times New Roman" officeooo:rsid="00522dee" officeooo:paragraph-rsid="00522dee"/>
    </style:style>
    <style:style style:name="P38" style:family="paragraph" style:parent-style-name="SBC_3a_title_3a_1">
      <style:text-properties style:font-name="Times New Roman" officeooo:rsid="001ab6c5" officeooo:paragraph-rsid="001ab6c5"/>
    </style:style>
    <style:style style:name="P39" style:family="paragraph" style:parent-style-name="SBC_3a_title_3a_1">
      <style:text-properties style:font-name="Times New Roman" officeooo:rsid="005e37a2" officeooo:paragraph-rsid="005e37a2"/>
    </style:style>
    <style:style style:name="P40" style:family="paragraph" style:parent-style-name="SBC_3a_title_3a_1">
      <style:text-properties style:font-name="Times New Roman" officeooo:paragraph-rsid="005e37a2"/>
    </style:style>
    <style:style style:name="P41" style:family="paragraph" style:parent-style-name="SBC_3a_paragraph_3a_first">
      <style:text-properties style:font-name="Times New Roman"/>
    </style:style>
    <style:style style:name="P42" style:family="paragraph" style:parent-style-name="SBC_3a_paragraph_3a_first">
      <style:text-properties style:font-name="Times New Roman" officeooo:paragraph-rsid="0052e01c"/>
    </style:style>
    <style:style style:name="P43" style:family="paragraph" style:parent-style-name="SBC_3a_paragraph_3a_first">
      <style:text-properties style:font-name="Times New Roman" officeooo:paragraph-rsid="001970bf"/>
    </style:style>
    <style:style style:name="P44" style:family="paragraph" style:parent-style-name="SBC_3a_paragraph_3a_first">
      <style:paragraph-properties fo:text-align="justify" style:justify-single-word="false"/>
      <style:text-properties style:font-name="Times New Roman" officeooo:paragraph-rsid="0026b6f1"/>
    </style:style>
    <style:style style:name="P45" style:family="paragraph" style:parent-style-name="SBC_3a_caption_3a_2lines">
      <style:paragraph-properties fo:text-align="center" style:justify-single-word="false"/>
      <style:text-properties style:text-line-through-style="none" style:text-line-through-type="none" style:font-name="Times New Roman" officeooo:rsid="0029ece0" officeooo:paragraph-rsid="0052e01c"/>
    </style:style>
    <style:style style:name="P46" style:family="paragraph" style:parent-style-name="SBC_3a_caption_3a_2lines">
      <style:paragraph-properties fo:text-align="center" style:justify-single-word="false"/>
      <style:text-properties style:text-line-through-style="none" style:text-line-through-type="none" style:font-name="Times New Roman" officeooo:rsid="0029ece0" officeooo:paragraph-rsid="0029ece0"/>
    </style:style>
    <style:style style:name="P47" style:family="paragraph" style:parent-style-name="SBC_3a_caption_3a_2lines">
      <style:paragraph-properties fo:margin-left="0cm" fo:margin-right="0cm" fo:text-align="center" style:justify-single-word="false" fo:text-indent="0cm" style:auto-text-indent="false"/>
      <style:text-properties style:text-line-through-style="none" style:text-line-through-type="none" style:font-name="Times New Roman" officeooo:rsid="0029ece0" officeooo:paragraph-rsid="00560384"/>
    </style:style>
    <style:style style:name="P48" style:family="paragraph" style:parent-style-name="SBC_3a_caption_3a_2lines">
      <style:paragraph-properties fo:margin-left="0cm" fo:margin-right="0cm" fo:text-align="center" style:justify-single-word="false" fo:text-indent="0cm" style:auto-text-indent="false"/>
      <style:text-properties style:text-line-through-style="none" style:text-line-through-type="none" style:font-name="Times New Roman" officeooo:rsid="0029ece0" officeooo:paragraph-rsid="003bb436"/>
    </style:style>
    <style:style style:name="P49" style:family="paragraph" style:parent-style-name="SBC_3a_caption_3a_2lines">
      <style:paragraph-properties fo:margin-left="0cm" fo:margin-right="0cm" fo:text-align="center" style:justify-single-word="false" fo:text-indent="0cm" style:auto-text-indent="false"/>
      <style:text-properties style:text-line-through-style="none" style:text-line-through-type="none" style:font-name="Times New Roman" officeooo:rsid="0029ece0" officeooo:paragraph-rsid="0044b8aa"/>
    </style:style>
    <style:style style:name="P50" style:family="paragraph" style:parent-style-name="SBC_3a_caption_3a_2lines">
      <style:paragraph-properties fo:margin-left="0cm" fo:margin-right="0cm" fo:text-align="center" style:justify-single-word="false" fo:text-indent="0cm" style:auto-text-indent="false"/>
      <style:text-properties style:text-line-through-style="none" style:text-line-through-type="none" style:font-name="Times New Roman" officeooo:rsid="0029ece0" officeooo:paragraph-rsid="005ac63c"/>
    </style:style>
    <style:style style:name="P51" style:family="paragraph" style:parent-style-name="caption">
      <style:text-properties style:font-name="Times New Roman" officeooo:paragraph-rsid="0052e01c"/>
    </style:style>
    <style:style style:name="P52" style:family="paragraph" style:parent-style-name="caption">
      <style:paragraph-properties fo:break-before="page"/>
      <style:text-properties style:font-name="Times New Roman" officeooo:paragraph-rsid="0052e01c"/>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c7e22" style:font-style-asian="italic" style:font-weight-asian="bold" style:font-style-complex="italic" style:font-weight-complex="bold"/>
    </style:style>
    <style:style style:name="T6" style:family="text">
      <style:text-properties fo:font-style="italic" fo:font-weight="bold" officeooo:rsid="003ae5cd" style:font-style-asian="italic" style:font-weight-asian="bold" style:font-style-complex="italic" style:font-weight-complex="bold"/>
    </style:style>
    <style:style style:name="T7" style:family="text">
      <style:text-properties officeooo:rsid="0016eaea"/>
    </style:style>
    <style:style style:name="T8" style:family="text">
      <style:text-properties officeooo:rsid="001970bf"/>
    </style:style>
    <style:style style:name="T9" style:family="text">
      <style:text-properties officeooo:rsid="001ab6c5"/>
    </style:style>
    <style:style style:name="T10" style:family="text">
      <style:text-properties officeooo:rsid="001c729b"/>
    </style:style>
    <style:style style:name="T11" style:family="text">
      <style:text-properties officeooo:rsid="001c7e22"/>
    </style:style>
    <style:style style:name="T12" style:family="text">
      <style:text-properties officeooo:rsid="001dbe51"/>
    </style:style>
    <style:style style:name="T13" style:family="text">
      <style:text-properties officeooo:rsid="001f7c6c"/>
    </style:style>
    <style:style style:name="T14" style:family="text">
      <style:text-properties officeooo:rsid="00204318"/>
    </style:style>
    <style:style style:name="T15" style:family="text">
      <style:text-properties officeooo:rsid="00208894"/>
    </style:style>
    <style:style style:name="T16" style:family="text">
      <style:text-properties officeooo:rsid="002206ac"/>
    </style:style>
    <style:style style:name="T17" style:family="text">
      <style:text-properties officeooo:rsid="00235bee"/>
    </style:style>
    <style:style style:name="T18" style:family="text">
      <style:text-properties style:text-line-through-style="none" style:text-line-through-type="none"/>
    </style:style>
    <style:style style:name="T19" style:family="text">
      <style:text-properties style:text-line-through-style="none" style:text-line-through-type="none" officeooo:rsid="00235bee"/>
    </style:style>
    <style:style style:name="T20" style:family="text">
      <style:text-properties style:text-line-through-style="none" style:text-line-through-type="none" fo:font-style="italic" fo:font-weight="bold" style:font-style-asian="italic" style:font-weight-asian="bold" style:font-style-complex="italic" style:font-weight-complex="bold"/>
    </style:style>
    <style:style style:name="T21" style:family="text">
      <style:text-properties style:text-line-through-style="none" style:text-line-through-type="none" fo:font-style="italic" fo:font-weight="bold" officeooo:rsid="0024fc1d" style:font-style-asian="italic" style:font-weight-asian="bold" style:font-style-complex="italic" style:font-weight-complex="bold"/>
    </style:style>
    <style:style style:name="T22" style:family="text">
      <style:text-properties style:text-line-through-style="none" style:text-line-through-type="none" officeooo:rsid="0024fc1d"/>
    </style:style>
    <style:style style:name="T23" style:family="text">
      <style:text-properties style:text-line-through-style="none" style:text-line-through-type="none" fo:font-weight="bold" style:font-weight-asian="bold" style:font-weight-complex="bold"/>
    </style:style>
    <style:style style:name="T24" style:family="text">
      <style:text-properties style:text-line-through-style="none" style:text-line-through-type="none" officeooo:rsid="00250e4c"/>
    </style:style>
    <style:style style:name="T25" style:family="text">
      <style:text-properties style:text-line-through-style="none" style:text-line-through-type="none" officeooo:rsid="0026b6f1"/>
    </style:style>
    <style:style style:name="T26" style:family="text">
      <style:text-properties style:text-line-through-style="none" style:text-line-through-type="none" officeooo:rsid="0028b0f7"/>
    </style:style>
    <style:style style:name="T27" style:family="text">
      <style:text-properties style:text-line-through-style="none" style:text-line-through-type="none" style:font-name="Times New Roman" officeooo:rsid="00250e4c"/>
    </style:style>
    <style:style style:name="T28" style:family="text">
      <style:text-properties style:text-line-through-style="none" style:text-line-through-type="none" style:font-name="Times New Roman" fo:font-style="italic" fo:font-weight="bold" officeooo:rsid="00250e4c" style:font-style-asian="italic" style:font-weight-asian="bold" style:font-style-complex="italic" style:font-weight-complex="bold"/>
    </style:style>
    <style:style style:name="T29" style:family="text">
      <style:text-properties style:text-line-through-style="none" style:text-line-through-type="none" style:font-name="Times New Roman" officeooo:rsid="0026b6f1"/>
    </style:style>
    <style:style style:name="T30" style:family="text">
      <style:text-properties officeooo:rsid="002c61ed"/>
    </style:style>
    <style:style style:name="T31" style:family="text">
      <style:text-properties officeooo:rsid="002e47b3"/>
    </style:style>
    <style:style style:name="T32" style:family="text">
      <style:text-properties officeooo:rsid="002f57af"/>
    </style:style>
    <style:style style:name="T33" style:family="text">
      <style:text-properties officeooo:rsid="00310d36"/>
    </style:style>
    <style:style style:name="T34" style:family="text">
      <style:text-properties officeooo:rsid="0032742c"/>
    </style:style>
    <style:style style:name="T35" style:family="text">
      <style:text-properties officeooo:rsid="0036733c"/>
    </style:style>
    <style:style style:name="T36" style:family="text">
      <style:text-properties officeooo:rsid="0036cac2"/>
    </style:style>
    <style:style style:name="T37" style:family="text">
      <style:text-properties officeooo:rsid="0037aa4d"/>
    </style:style>
    <style:style style:name="T38" style:family="text">
      <style:text-properties officeooo:rsid="00392ee7"/>
    </style:style>
    <style:style style:name="T39" style:family="text">
      <style:text-properties officeooo:rsid="003ae5cd"/>
    </style:style>
    <style:style style:name="T40" style:family="text">
      <style:text-properties officeooo:rsid="003bb436"/>
    </style:style>
    <style:style style:name="T41" style:family="text">
      <style:text-properties officeooo:rsid="003cf010"/>
    </style:style>
    <style:style style:name="T42" style:family="text">
      <style:text-properties officeooo:rsid="003e636e"/>
    </style:style>
    <style:style style:name="T43" style:family="text">
      <style:text-properties officeooo:rsid="00400669"/>
    </style:style>
    <style:style style:name="T44" style:family="text">
      <style:text-properties officeooo:rsid="0044b8aa"/>
    </style:style>
    <style:style style:name="T45" style:family="text">
      <style:text-properties officeooo:rsid="004753b0"/>
    </style:style>
    <style:style style:name="T46" style:family="text">
      <style:text-properties officeooo:rsid="0047e753"/>
    </style:style>
    <style:style style:name="T47" style:family="text">
      <style:text-properties officeooo:rsid="004ad7f3"/>
    </style:style>
    <style:style style:name="T48" style:family="text">
      <style:text-properties fo:color="#000000" style:text-underline-style="none"/>
    </style:style>
    <style:style style:name="T49" style:family="text">
      <style:text-properties fo:color="#000000" style:text-underline-style="none" officeooo:rsid="0016eaea"/>
    </style:style>
    <style:style style:name="T50" style:family="text">
      <style:text-properties fo:color="#000000" officeooo:rsid="0016eaea"/>
    </style:style>
    <style:style style:name="T51" style:family="text">
      <style:text-properties fo:color="#000000" style:font-name="Arial" style:font-name-complex="Arial1"/>
    </style:style>
    <style:style style:name="T52" style:family="text">
      <style:text-properties fo:color="#000000" style:font-name="Arial" fo:font-style="italic" style:font-style-asian="italic" style:font-name-complex="Arial1"/>
    </style:style>
    <style:style style:name="T53" style:family="text">
      <style:text-properties fo:color="#000000" fo:font-style="italic" style:font-style-asian="italic" style:font-name-complex="Arial1"/>
    </style:style>
    <style:style style:name="T54" style:family="text">
      <style:text-properties fo:color="#000000" style:font-name-complex="Arial1"/>
    </style:style>
    <style:style style:name="T55" style:family="text">
      <style:text-properties fo:color="#000000" style:font-name="Times New Roman" style:text-underline-style="none"/>
    </style:style>
    <style:style style:name="T56" style:family="text">
      <style:text-properties fo:color="#000000" style:font-name="Times New Roman" style:text-underline-style="none" officeooo:rsid="0016eaea"/>
    </style:style>
    <style:style style:name="T57" style:family="text">
      <style:text-properties fo:color="#000000" style:font-name="Times New Roman" officeooo:rsid="0016eaea"/>
    </style:style>
    <style:style style:name="T58" style:family="text">
      <style:text-properties officeooo:rsid="00505bee"/>
    </style:style>
    <style:style style:name="T59" style:family="text">
      <style:text-properties officeooo:rsid="0052e01c"/>
    </style:style>
    <style:style style:name="T60" style:family="text">
      <style:text-properties officeooo:rsid="0054d030"/>
    </style:style>
    <style:style style:name="T61" style:family="text">
      <style:text-properties officeooo:rsid="00560384"/>
    </style:style>
    <style:style style:name="T62" style:family="text">
      <style:text-properties style:font-name="Times New Roman"/>
    </style:style>
    <style:style style:name="T63" style:family="text">
      <style:text-properties style:font-name="Times New Roman" officeooo:rsid="0016eaea"/>
    </style:style>
    <style:style style:name="T64" style:family="text">
      <style:text-properties style:font-name="Times New Roman" officeooo:rsid="0043f9bc"/>
    </style:style>
    <style:style style:name="T65" style:family="text">
      <style:text-properties officeooo:rsid="005ac63c"/>
    </style:style>
    <style:style style:name="T66" style:family="text">
      <style:text-properties officeooo:rsid="005c560d"/>
    </style:style>
    <style:style style:name="T67" style:family="text">
      <style:text-properties officeooo:rsid="005e37a2"/>
    </style:style>
    <style:style style:name="T68" style:family="text">
      <style:text-properties officeooo:rsid="00606061"/>
    </style:style>
    <style:style style:name="fr1"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4251*" fo:start-indent="0cm" fo:end-indent="0.249cm"/>
          <style:column style:rel-width="4253*"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Virtualização Do Ambiente De Desenvolvimento</text:p>
      <text:p text:style-name="P11">Gustavo Morini¹, William Roberto Pelissari¹, Anderson Burnes¹</text:p>
      <text:p text:style-name="P30"><text:span text:style-name="T7">¹Faculdade Alfa</text:span> – <text:span text:style-name="T7">Umuarama</text:span> – <text:span text:style-name="T7">PR</text:span> – Bra<text:span text:style-name="T7">s</text:span>il</text:p>
      <text:p text:style-name="P3"><text:a xlink:type="simple" xlink:href="mailto:gustavommh@gmail.com" text:style-name="Internet_20_link" text:visited-style-name="Visited_20_Internet_20_Link"><text:span text:style-name="T56">gustavommh</text:span></text:a><text:a xlink:type="simple" xlink:href="mailto:gustavommh@gmail.com" text:style-name="Internet_20_link" text:visited-style-name="Visited_20_Internet_20_Link"><text:span text:style-name="T55">@</text:span></text:a><text:a xlink:type="simple" xlink:href="mailto:gustavommh@gmail.com" text:style-name="Internet_20_link" text:visited-style-name="Visited_20_Internet_20_Link"><text:span text:style-name="T56">gmail.com</text:span></text:a><text:span text:style-name="T63">, </text:span><text:a xlink:type="simple" xlink:href="mailto:wrpelissari@gmail.com" text:style-name="ListLabel_20_1" text:visited-style-name="ListLabel_20_1"><text:span text:style-name="Internet_20_link"><text:span text:style-name="T56">wrpelissari@gmail.com</text:span></text:span></text:a><text:span text:style-name="T57">, burnes@professorburnes.com</text:span></text:p>
      <text:p text:style-name="P32"><text:span text:style-name="T2">Abstract.</text:span> This article describes some of the advantages of using virtualization in the development environment, its main commands, and how to build a functional environment for web development, making distinct technologies communicate in a fully-independent and fully operating-system environment.</text:p>
      <text:p text:style-name="P31"><text:span text:style-name="T2">Resumo.</text:span> Este artigo descreve algumas vantagens de se utilizar a virtualização no ambiente de desenvolvimento, seus principais comandos e como montar um ambiente funcional para o desenvolvimento web, fazendo <text:span text:style-name="T58">tecnologias distintas</text:span> <text:span text:style-name="T58">se comunicarem</text:span> formando um ambiente completo e totalmente independente do sistema operacional.</text:p>
      <text:h text:style-name="P34" text:outline-level="1">Introdução</text:h>
      <text:p text:style-name="P28">Compreender as principais características para se criar um ambiente de desenvolvimento virtualizado, customizável com Docker e containers. Analisar como gerenciar os containers utilizando Docker, montar um ambiente de desenvolvimento Web funcional, configurar containers individuais interligados entre si, demonstrar o funcionamento de um projeto rodando dentro do ambiente virtual.</text:p>
      <text:p text:style-name="P28"><text:tab/>O ambiente de desenvolvimento se mostra muitas vez bem específico para cada tipo de projeto, configurar apenas uma vez e repassar para toda a equipe de trabalho funcionando exatamente igual em todas as máquinas, independente de sistema operacional vem a ser uma das justificativas de se usar Docker e containers.</text:p>
      <text:p text:style-name="P28"><text:tab/>Um ambiente convencional precisar ser totalmente refeito sempre que é preciso realizar uma manutenção na máquina hospedeira, dependendo da quantidade de elementos utilizados no ambiente de desenvolvimento essa pode ser uma tarefa árdua.</text:p>
      <text:p text:style-name="P28"><text:tab/>A virtualização com Docker chega com o intuito de simplificar esta tarefa, mantendo um nível profissional de segurança, confiabilidade e padronização, sendo para um único desenvolvedor ou uma grande equipe, facilmente customizável e replicável.</text:p>
      <text:h text:style-name="P35" text:outline-level="1">Apresentação</text:h>
      <text:p text:style-name="P28">Segundo (Gomes &amp; Souza, 2015), Docker é uma ferramenta que possibilita gerenciar aplicações distintas dentro de ambientes isolados denominados containers. É uma alternativa para desenvolvedores criarem com rapidez e facilidade seu ambiente de desenvolvimento e realizar todas as tarefas rotineiras, inclusive testes com total segurança. A principal funcionalidade é proporcionar ambientes isolados dentro da mesma máquina, independente de sistema operacional, disponível localmente ou remotamente através de mapeamento de portas. <text:s/>(Henrique Rocha Silva &amp; — Licenciatura Orientador André Costa Drummond, 2017), descreve que um contêiner Docker basicamente, consiste em manter tudo o que é necessário para a aplicação ser <text:soft-page-break/>executada, independente do sistema operacional nativo, compartilhando apenas o kernel da máquina hospedeira, dentro do container existe o sistema operacional, configurações do usuário e metadados, no entanto a imagem Docker é somente leitura, criando assim uma nova instancia sempre que necessário. Quando o Docker inicia um container a partir de uma imagem ele adiciona uma camada de leitura e escrita na parte superior da imagem no qual a aplicação pode ser executada.</text:p>
      <text:h text:style-name="P35" text:outline-level="1">Problematização</text:h>
      <text:p text:style-name="P41">Quando pensamos em desenvolvimento web, precisamos de um servidor que interprete os códigos, além de um banco de dados onde seja possível popular os dados da aplicação. <text:span text:style-name="T60">Geralmente é utilizado um ambiente local antes de passar para o ambiente de produção na nuvem. </text:span>A instalação desses recursos pode ser um tanto trabalhoso, devido a utilizar várias tecnologias distintas, que trabalharem juntas.</text:p>
      <text:p text:style-name="P17">Vamos montar com Docker, um ambiente de desenvolvimento, rodando virtualmente os programas necessários para o aplicativo funcionar, de fácil manutenção e distribuição para outras pessoas da equipe, sendo recriado com apenas um comando.</text:p>
      <text:h text:style-name="P36" text:outline-level="1">Metodologia</text:h>
      <text:p text:style-name="P41"><text:span text:style-name="T8">Para a realização do estudo é necessário a instalação da ferramenta Docker e Docker-Compose, que auxilia na orquestração dos containers. Para os sistemas Windows e Mac existe um instalador pronto, já no caso dos sistemas baseados em Linux é possível instalar via terminal seguindo orientações do próprio site do desenvolvedor. Também foi utilizado uma aplicação de exemplo desenvolvida em PHP, com ajuda do framework Codeigniter, tendo uma conexão em MariaDB e utilizando o PHPmyAdmin para gerenciamento do banco de dados.</text:span> </text:p>
      <text:p text:style-name="P17"/>
      <text:h text:style-name="P37" text:outline-level="1">Resultados</text:h>
      <text:p text:style-name="P42">Assim que instalado a ferramenta Docker é possível utilizar seus comandos diretamente no terminal do sistema, a (tabela 1) referência a função e seu respectivo comando no terminal, primeiramente vamos verificar se a instalação foi realizada corretamente exibindo a verão instalada no sistema. Assim podemos então criar o container à partir de uma imagem base, no caso o banco de dados <text:span text:style-name="T68">M</text:span>aria<text:span text:style-name="T68">DB</text:span>, neste comando se define o modo de execução, nome e senha de root para o novo container. </text:p>
      <text:p text:style-name="P42"><text:tab/>Quando se utiliza o termo run sempre criará um novo container, após a criação podemos <text:span text:style-name="T59">listá-los</text:span> para mais detalhe, é possível <text:span text:style-name="T59">acessá-lo</text:span> e rodar comandos específicos dentro deles, inspecionar a fundo mostrando todas as informações referentes a ele com o comando inspect. Parar sua execução, <text:span text:style-name="T59">iniciá-lo</text:span> sem a necessidade de <text:span text:style-name="T59">criá-lo</text:span> novamente, listar todos os containers criados na máquina e <text:span text:style-name="T59">removê-los</text:span> se necessário.</text:p>
      <text:p text:style-name="P51"/>
      <text:p text:style-name="P51"/>
      <text:p text:style-name="P52">Tabela 1. Comandos Docker.</text:p>
      <table:table table:name="Tabela2" table:style-name="Tabela2">
        <table:table-column table:style-name="Tabela2.A"/>
        <table:table-column table:style-name="Tabela2.B"/>
        <table:table-row>
          <table:table-cell table:style-name="Tabela2.A1" office:value-type="string">
            <text:p text:style-name="P9">Função</text:p>
          </table:table-cell>
          <table:table-cell table:style-name="Tabela2.B1" office:value-type="string">
            <text:p text:style-name="P9">Comando do terminal</text:p>
          </table:table-cell>
        </table:table-row>
        <table:table-row>
          <table:table-cell table:style-name="Tabela2.A2" office:value-type="string">
            <text:p text:style-name="P4">Verificar Instalação</text:p>
          </table:table-cell>
          <table:table-cell table:style-name="Tabela2.B2" office:value-type="string">
            <text:p text:style-name="P5">docker --version</text:p>
          </table:table-cell>
        </table:table-row>
        <table:table-row>
          <table:table-cell table:style-name="Tabela2.A2" office:value-type="string">
            <text:p text:style-name="P4">Criar um container à partir de uma imagem</text:p>
          </table:table-cell>
          <table:table-cell table:style-name="Tabela2.B2" office:value-type="string">
            <text:p text:style-name="P5">docker run -d --name teste-db -e MARIADB_ROOT_PASSWORD=mypass mariadb</text:p>
          </table:table-cell>
        </table:table-row>
        <table:table-row>
          <table:table-cell table:style-name="Tabela2.A2" office:value-type="string">
            <text:p text:style-name="P4">Verifica containers em execução</text:p>
          </table:table-cell>
          <table:table-cell table:style-name="Tabela2.B2" office:value-type="string">
            <text:p text:style-name="P5">docker container ls</text:p>
          </table:table-cell>
        </table:table-row>
        <table:table-row>
          <table:table-cell table:style-name="Tabela2.A2" office:value-type="string">
            <text:p text:style-name="P4">Acessar terminal do container</text:p>
          </table:table-cell>
          <table:table-cell table:style-name="Tabela2.B2" office:value-type="string">
            <text:p text:style-name="P5">docker exec -it teste-db bash</text:p>
          </table:table-cell>
        </table:table-row>
        <table:table-row>
          <table:table-cell table:style-name="Tabela2.A2" office:value-type="string">
            <text:p text:style-name="P4">Acessar o mysql dentro do container</text:p>
          </table:table-cell>
          <table:table-cell table:style-name="Tabela2.B2" office:value-type="string">
            <text:p text:style-name="P5">mysql -u root -p</text:p>
          </table:table-cell>
        </table:table-row>
        <table:table-row>
          <table:table-cell table:style-name="Tabela2.A2" office:value-type="string">
            <text:p text:style-name="P4">Inspecionar o container em execução</text:p>
          </table:table-cell>
          <table:table-cell table:style-name="Tabela2.B2" office:value-type="string">
            <text:p text:style-name="P5">docker inspect teste-db</text:p>
          </table:table-cell>
        </table:table-row>
        <table:table-row>
          <table:table-cell table:style-name="Tabela2.A2" office:value-type="string">
            <text:p text:style-name="P4">Parar o container</text:p>
          </table:table-cell>
          <table:table-cell table:style-name="Tabela2.B2" office:value-type="string">
            <text:p text:style-name="P5">docker container stop teste-db</text:p>
          </table:table-cell>
        </table:table-row>
        <table:table-row>
          <table:table-cell table:style-name="Tabela2.A2" office:value-type="string">
            <text:p text:style-name="P4">Iniciar novamente o container criado</text:p>
          </table:table-cell>
          <table:table-cell table:style-name="Tabela2.B2" office:value-type="string">
            <text:p text:style-name="P5">docker container start teste-db</text:p>
          </table:table-cell>
        </table:table-row>
        <table:table-row>
          <table:table-cell table:style-name="Tabela2.A2" office:value-type="string">
            <text:p text:style-name="P4">Listar todos os containers existentes na máquina</text:p>
          </table:table-cell>
          <table:table-cell table:style-name="Tabela2.B2" office:value-type="string">
            <text:p text:style-name="P5">docker container ls -a</text:p>
          </table:table-cell>
        </table:table-row>
        <table:table-row>
          <table:table-cell table:style-name="Tabela2.A2" office:value-type="string">
            <text:p text:style-name="P4">Remover o container</text:p>
          </table:table-cell>
          <table:table-cell table:style-name="Tabela2.B2" office:value-type="string">
            <text:p text:style-name="P5">docker container rm teste-db</text:p>
          </table:table-cell>
        </table:table-row>
      </table:table>
      <text:p text:style-name="P6"/>
      <text:p text:style-name="P6">Este são os passos básicos para criação e gerenciamento de um container com Docker, poderíamos criar mais de um contêiner e interligá-los, mas seria algo muito verboso que não tem a necessidade, ainda mais que a proposta é facilitar a experiência do desenvolvedor, assim vamos utilizar para criar o ambiente completo o Docker-compose, que à partir de uma lista de comandos interpreta e passa para o Docker executá-los de maneira simples. </text:p>
      <text:p text:style-name="P6"><text:tab/>Dentro de uma pasta vazia vamos criar um arquivo “docker-compose.yml” este será responsável por subir nossos serviços, o arquivo depende de uma endentação correta para compreender em qual camada estão os comandos e como interpretá-los.</text:p>
      <text:p text:style-name="P12"><draw:frame draw:style-name="fr1" draw:name="Figura5" text:anchor-type="paragraph" svg:y="0cm" svg:width="7.474cm" svg:height="10.089cm" draw:z-index="3"><draw:image xlink:href="../images/docker-compose.png" xlink:type="simple" xlink:show="embed" xlink:actuate="onLoad" loext:mime-type="image/png"/></draw:frame></text:p>
      <text:p text:style-name="P45"><text:soft-page-break/>Figur<text:span text:style-name="T42">a</text:span> <text:span text:style-name="T38">1</text:span>. Estrutura do arquivo docker-compose.yml.</text:p>
      <text:p text:style-name="P12"/>
      <text:p text:style-name="P20">A figura 01 mostra como a organização é feita, a endentação é fundamental para este tipo de arquivo, através dela que define como cada comando deve ser interpretado, inicia com a versão dos comandos, após os serviços a serem criados, “db” é o nome do serviço, pode ser qualquer um, usamos db para ficar mais didático, “image” é qual imagem o docker vai procurar para espelhar e criar o container db, “environment” são as variáveis globais que podemos passar no momento da estanciação, no caso define a senha de root para “mypass”. Próximo serviço “admin” referencia a imagem do “phpmyadmin”, realizando um mapeamento de portas para não haver conflito com o app, sua variável global é “PMA_HOST” que define o nome do host que irá se conectar, perceba que é o mesmo nome do serviço de banco de dados criado acima, “links” apenas define que irá se conectar com o serviço db. Já o serviço “app” é a nossa aplicação, utilizando a imagem do framework que já tem o ambiente pré-configurado, define a porta a ser utilizada local e virtual, “volumes” é muito importante, define onde irão ficar os arquivos localmente sendo espelhados dentro do container, e novamente diz para se conectar com o serviço db.</text:p>
      <text:p text:style-name="P16">No mesmo diretório criamos a pasta myapp nela vamos colocar os arquivos da aplicação. Dentro da aplicação existe o arquivo de configuração do banco de dados chamado database.php onde devemos preencher os dados de acordo com o serviço bd do arquivo docker-compose.yml como demostrado na (figura 2).</text:p>
      <text:p text:style-name="P20"/>
      <text:p text:style-name="P20"/>
      <text:p text:style-name="P13"><text:soft-page-break/><draw:frame draw:style-name="fr2" draw:name="Figura6" text:anchor-type="as-char" svg:width="7.474cm" svg:height="2.563cm" draw:z-index="0"><draw:image xlink:href="../images/database.PNG" xlink:type="simple" xlink:show="embed" xlink:actuate="onLoad" draw:filter-name="&lt;Todos os formatos&gt;" loext:mime-type="image/png"/></draw:frame></text:p>
      <text:p text:style-name="P47">Figur<text:span text:style-name="T42">a</text:span> <text:span text:style-name="T61">2</text:span>. <text:span text:style-name="T61">Arquivo database.php</text:span>.</text:p>
      <text:p text:style-name="P12"/>
      <text:p text:style-name="P22">Neste momento é possível iniciar nossos serviços descritos no docker-compose.yml, seguindo a (tabela 2) é possível acompanhar a função e cada comando executado no terminal, vamos iniciar os containers, onde uma primeira execução é feita buscando na nuvem as imagens referenciadas, sua primeira execução pode demorar um pouco de acordo com a conexão e a quantidade de imagens a serem baixadas, após isso a iniciação é feita em poucos segundos. Após concluir vamos listar os containers exibindo detalhes como nome, id e portas onde estão rodando. O docker-compose já inicia para e remove todos os containers de uma só vez com apenas um comando.</text:p>
      <text:p text:style-name="P22"/>
      <text:p text:style-name="P27">Tabela 1. Comandos Docker.</text:p>
      <table:table table:name="Tabela1" table:style-name="Tabela1">
        <table:table-column table:style-name="Tabela1.A" table:number-columns-repeated="2"/>
        <table:table-row>
          <table:table-cell table:style-name="Tabela1.A1" office:value-type="string">
            <text:p text:style-name="P8"><text:span text:style-name="T54">Função</text:span></text:p>
          </table:table-cell>
          <table:table-cell table:style-name="Tabela1.B1" office:value-type="string">
            <text:p text:style-name="P7"><text:span text:style-name="T54">Comando terminal</text:span></text:p>
          </table:table-cell>
        </table:table-row>
        <table:table-row>
          <table:table-cell table:style-name="Tabela1.A5" office:value-type="string">
            <text:p text:style-name="P7"><text:span text:style-name="T54">Iniciar todos os containers</text:span></text:p>
          </table:table-cell>
          <table:table-cell table:style-name="Tabela1.B5" office:value-type="string">
            <text:p text:style-name="P7"><text:span text:style-name="T53">docker-compose up -d</text:span></text:p>
          </table:table-cell>
        </table:table-row>
        <table:table-row>
          <table:table-cell table:style-name="Tabela1.A5" office:value-type="string">
            <text:p text:style-name="P7"><text:span text:style-name="T54">Listar todos os containers</text:span></text:p>
          </table:table-cell>
          <table:table-cell table:style-name="Tabela1.B5" office:value-type="string">
            <text:p text:style-name="P7"><text:span text:style-name="T53">docker-compose ps</text:span></text:p>
          </table:table-cell>
        </table:table-row>
        <table:table-row>
          <table:table-cell table:style-name="Tabela1.A5" office:value-type="string">
            <text:p text:style-name="P7"><text:span text:style-name="T54">Parar todos os containers</text:span></text:p>
          </table:table-cell>
          <table:table-cell table:style-name="Tabela1.B5" office:value-type="string">
            <text:p text:style-name="P7"><text:span text:style-name="T53">docker-compose stop</text:span></text:p>
          </table:table-cell>
        </table:table-row>
        <table:table-row>
          <table:table-cell table:style-name="Tabela1.A5" office:value-type="string">
            <text:p text:style-name="P7"><text:span text:style-name="T54">Remove todos os containers</text:span></text:p>
          </table:table-cell>
          <table:table-cell table:style-name="Tabela1.B5" office:value-type="string">
            <text:p text:style-name="P7"><text:span text:style-name="T53">docker-compose down</text:span></text:p>
          </table:table-cell>
        </table:table-row>
      </table:table>
      <text:p text:style-name="P20"/>
      <text:p text:style-name="P20">Na lista de containers é possível observar seu nome, o comando interno que está sendo executado, o estado e em qual porta está rodando e o redirecionamento que está sendo utilizado. O phpmyadmin pode ser acessado na URL: http://localhost:8080, Figura 03 e a aplicação URL: http://localhost, Figura 04.</text:p>
      <text:p text:style-name="P20"/>
      <text:section text:style-name="Sect1" text:name="Seção1">
        <text:p text:style-name="P15"><draw:frame draw:style-name="fr3" draw:name="Figura7" text:anchor-type="paragraph" svg:width="7.474cm" svg:height="5.17cm" draw:z-index="1"><draw:image xlink:href="../images/phpmyadmin.png" xlink:type="simple" xlink:show="embed" xlink:actuate="onLoad" draw:filter-name="&lt;Todos os formatos&gt;" loext:mime-type="image/png"/></draw:frame></text:p>
        <text:p text:style-name="P50">Figur<text:span text:style-name="T42">a</text:span> <text:span text:style-name="T65">3</text:span>. <text:span text:style-name="T65">http://localhost:8080</text:span>.</text:p>
        <text:p text:style-name="P15"><draw:frame draw:style-name="fr4" draw:name="Figura8" text:anchor-type="paragraph" svg:width="7.474cm" svg:height="5.188cm" draw:z-index="2"><draw:image xlink:href="../images/app.png" xlink:type="simple" xlink:show="embed" xlink:actuate="onLoad" draw:filter-name="&lt;Todos os formatos&gt;" loext:mime-type="image/png"/></draw:frame></text:p>
        <text:p text:style-name="P50">Figur<text:span text:style-name="T42">a</text:span> <text:span text:style-name="T66">4</text:span>. <text:span text:style-name="T66">http://localhost</text:span>.</text:p>
      </text:section>
      <text:p text:style-name="P20">Este é o ambiente completo rodando em Docker, todas as alterações feitas na pasta <text:soft-page-break/>myapp serão repassadas para o container interpretando internamente e devolvendo na URL definida no arquivo docker-compose.yml. Assim foi concluído o ambiente de desenvolvimento virtual em Docker.</text:p>
      <text:h text:style-name="P39" text:outline-level="1">Conclusão</text:h>
      <text:p text:style-name="P43">Concluímos que a ferramenta é sim funcional, necessita o conhecimento de alguns comandos básicos, com um gerenciamento simples, com pouco estudo é possível criar e replicar ambientes complexos em apenas um arquivo central, executou com perfeição o trabalho proposto, mantém um sistema operacional limpo, livre de aplicações que não utilizamos no dia a dia, como ferramentas de testes, que podem ser criadas e apagadas rapidamente sem qualquer risco de conflito com outros aplicativos instalados. Mantém um nível de segurança alto, podendo manter informações dentro e fora do container, criar redes específicas isoladas da rede padrão. Por ser virtual e necessitar de adicionais para funcionar corretamente consome mais recursos da máquina host, tanto em disco quanto em processamento do que um ambiente local , mas <text:s/>menos que uma máquina virtual convencional que recria todo o sistema operacional do zero.</text:p>
      <text:h text:style-name="P40" text:outline-level="1"><text:span text:style-name="T67">Referências</text:span></text:h>
      <text:p text:style-name="P29">Gomes, R., &amp; Souza, R. (2015). Docker – Infraestrutura como código, com autonomia e replicabilidade.</text:p>
      <text:p text:style-name="SBC_3a_reference">Henrique Rocha Silva, F., &amp; — Licenciatura Orientador André Costa Drummond, C. (2017). Avaliação de Desempenho de Contêineres Docker para Aplicações do Supremo Tribunal Federal. Retrieved from http://bdm.unb.br/bitstream/10483/17796/1/2017_FlavioHenriqueSilva_tcc.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Arial" svg:font-family="Arial" style:font-family-generic="roman"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Standard" style:default-outline-level="" style:class="extra">
      <style:paragraph-properties fo:text-align="center" style:justify-single-word="false"/>
    </style:style>
    <style:style style:name="caption" style:family="paragraph" style:parent-style-name="Standard" style:next-style-name="Standard" style:default-outline-level="">
      <style:paragraph-properties fo:margin-left="0.801cm" fo:margin-right="0.801cm" fo:margin-top="0.212cm" fo:margin-bottom="0.212cm" loext:contextual-spacing="false" fo:text-align="center" style:justify-single-word="false" fo:text-indent="0cm" style:auto-text-indent="false"/>
      <style:text-properties style:font-name="Helvetica1" fo:font-family="Helvetica" style:font-family-generic="roman" style:font-pitch="variable" fo:font-size="10pt" fo:font-weight="bold" style:font-size-asian="10pt" style:font-weight-asian="bold" style:font-weight-complex="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ListLabel_20_1" style:display-name="ListLabel 1" style:family="text">
      <style:text-properties fo:color="#000000"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meta:creation-date>2010-08-03T10:11:27.48</meta:creation-date>
    <dc:language>pt-BR</dc:language>
    <meta:editing-cycles>65</meta:editing-cycles>
    <meta:editing-duration>PT3H14M4S</meta:editing-duration>
    <dc:date>2019-06-10T10:00:42.529126825</dc:date>
    <meta:document-statistic meta:table-count="2" meta:image-count="4" meta:object-count="0" meta:page-count="6" meta:paragraph-count="72" meta:word-count="1648" meta:character-count="11014" meta:non-whitespace-character-count="9436"/>
    <meta:user-defined meta:name="Info 1"/>
    <meta:user-defined meta:name="Info 2"/>
    <meta:user-defined meta:name="Info 3"/>
    <meta:user-defined meta:name="Info 4"/>
  </office:meta>
</office:document-meta>
</file>